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6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1 年6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6881" table:style-name="ce13">
            <text:p>236,881</text:p>
          </table:table-cell>
          <table:table-cell office:value-type="float" office:value="115746" table:style-name="ce13">
            <text:p>115,746</text:p>
          </table:table-cell>
          <table:table-cell office:value-type="float" office:value="2072" table:style-name="ce13">
            <text:p>2,072</text:p>
          </table:table-cell>
          <table:table-cell office:value-type="float" office:value="1334" table:style-name="ce13">
            <text:p>1,334</text:p>
          </table:table-cell>
          <table:table-cell office:value-type="float" office:value="162401" table:style-name="ce13">
            <text:p>162,401</text:p>
          </table:table-cell>
          <table:table-cell office:value-type="float" office:value="41042" table:style-name="ce13">
            <text:p>41,042</text:p>
          </table:table-cell>
          <table:table-cell office:value-type="float" office:value="843923" table:style-name="ce13">
            <text:p>843,923</text:p>
          </table:table-cell>
          <table:table-cell office:value-type="float" office:value="428" table:style-name="ce13">
            <text:p>428</text:p>
          </table:table-cell>
          <table:table-cell office:value-type="float" office:value="0.06" table:style-name="ce14">
            <text:p>0.06</text:p>
          </table:table-cell>
          <table:table-cell office:value-type="float" office:value="0.03" table:style-name="ce14">
            <text:p>0.03</text:p>
          </table:table-cell>
          <table:table-cell office:value-type="float" office:value="1557.61" table:style-name="ce14">
            <text:p>1,557.61</text:p>
          </table:table-cell>
          <table:table-cell office:value-type="float" office:value="473" table:style-name="ce13">
            <text:p>473</text:p>
          </table:table-cell>
          <table:table-cell office:value-type="float" office:value="2352" table:style-name="ce13">
            <text:p>2,3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67414" table:style-name="ce13">
            <text:p>367,414</text:p>
          </table:table-cell>
          <table:table-cell office:value-type="float" office:value="145130" table:style-name="ce13">
            <text:p>145,130</text:p>
          </table:table-cell>
          <table:table-cell office:value-type="float" office:value="11023" table:style-name="ce13">
            <text:p>11,023</text:p>
          </table:table-cell>
          <table:table-cell office:value-type="float" office:value="2327" table:style-name="ce13">
            <text:p>2,327</text:p>
          </table:table-cell>
          <table:table-cell office:value-type="float" office:value="340212" table:style-name="ce13">
            <text:p>340,212</text:p>
          </table:table-cell>
          <table:table-cell office:value-type="float" office:value="74379" table:style-name="ce13">
            <text:p>74,379</text:p>
          </table:table-cell>
          <table:table-cell office:value-type="float" office:value="757940" table:style-name="ce13">
            <text:p>757,940</text:p>
          </table:table-cell>
          <table:table-cell office:value-type="float" office:value="628" table:style-name="ce13">
            <text:p>628</text:p>
          </table:table-cell>
          <table:table-cell office:value-type="float" office:value="0.17" table:style-name="ce14">
            <text:p>0.17</text:p>
          </table:table-cell>
          <table:table-cell office:value-type="float" office:value="0.15" table:style-name="ce14">
            <text:p>0.15</text:p>
          </table:table-cell>
          <table:table-cell office:value-type="float" office:value="1220.32" table:style-name="ce14">
            <text:p>1,220.32</text:p>
          </table:table-cell>
          <table:table-cell office:value-type="float" office:value="2368" table:style-name="ce13">
            <text:p>2,368</text:p>
          </table:table-cell>
          <table:table-cell office:value-type="float" office:value="12136" table:style-name="ce13">
            <text:p>12,1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44410" table:style-name="ce13">
            <text:p>644,410</text:p>
          </table:table-cell>
          <table:table-cell office:value-type="float" office:value="376424" table:style-name="ce13">
            <text:p>376,424</text:p>
          </table:table-cell>
          <table:table-cell office:value-type="float" office:value="10719" table:style-name="ce13">
            <text:p>10,719</text:p>
          </table:table-cell>
          <table:table-cell office:value-type="float" office:value="5273" table:style-name="ce13">
            <text:p>5,273</text:p>
          </table:table-cell>
          <table:table-cell office:value-type="float" office:value="769682" table:style-name="ce13">
            <text:p>769,682</text:p>
          </table:table-cell>
          <table:table-cell office:value-type="float" office:value="361134" table:style-name="ce13">
            <text:p>361,134</text:p>
          </table:table-cell>
          <table:table-cell office:value-type="float" office:value="3133318" table:style-name="ce13">
            <text:p>3,133,318</text:p>
          </table:table-cell>
          <table:table-cell office:value-type="float" office:value="1724" table:style-name="ce13">
            <text:p>1,724</text:p>
          </table:table-cell>
          <table:table-cell office:value-type="float" office:value="0.27" table:style-name="ce14">
            <text:p>0.27</text:p>
          </table:table-cell>
          <table:table-cell office:value-type="float" office:value="0.25" table:style-name="ce14">
            <text:p>0.25</text:p>
          </table:table-cell>
          <table:table-cell office:value-type="float" office:value="417.29" table:style-name="ce14">
            <text:p>417.29</text:p>
          </table:table-cell>
          <table:table-cell office:value-type="float" office:value="7046" table:style-name="ce13">
            <text:p>7,046</text:p>
          </table:table-cell>
          <table:table-cell office:value-type="float" office:value="30234" table:style-name="ce13">
            <text:p>30,2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73641" table:style-name="ce13">
            <text:p>1,473,641</text:p>
          </table:table-cell>
          <table:table-cell office:value-type="float" office:value="889372" table:style-name="ce13">
            <text:p>889,372</text:p>
          </table:table-cell>
          <table:table-cell office:value-type="float" office:value="14899" table:style-name="ce13">
            <text:p>14,899</text:p>
          </table:table-cell>
          <table:table-cell office:value-type="float" office:value="7975" table:style-name="ce13">
            <text:p>7,975</text:p>
          </table:table-cell>
          <table:table-cell office:value-type="float" office:value="1515696" table:style-name="ce13">
            <text:p>1,515,696</text:p>
          </table:table-cell>
          <table:table-cell office:value-type="float" office:value="1948117" table:style-name="ce13">
            <text:p>1,948,117</text:p>
          </table:table-cell>
          <table:table-cell office:value-type="float" office:value="5171199" table:style-name="ce13">
            <text:p>5,171,199</text:p>
          </table:table-cell>
          <table:table-cell office:value-type="float" office:value="8920" table:style-name="ce13">
            <text:p>8,920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068.95" table:style-name="ce14">
            <text:p>1,068.95</text:p>
          </table:table-cell>
          <table:table-cell office:value-type="float" office:value="5988" table:style-name="ce13">
            <text:p>5,988</text:p>
          </table:table-cell>
          <table:table-cell office:value-type="float" office:value="31824" table:style-name="ce13">
            <text:p>31,8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45038" table:style-name="ce13">
            <text:p>1,045,038</text:p>
          </table:table-cell>
          <table:table-cell office:value-type="float" office:value="793657" table:style-name="ce13">
            <text:p>793,657</text:p>
          </table:table-cell>
          <table:table-cell office:value-type="float" office:value="13038" table:style-name="ce13">
            <text:p>13,038</text:p>
          </table:table-cell>
          <table:table-cell office:value-type="float" office:value="8247" table:style-name="ce13">
            <text:p>8,247</text:p>
          </table:table-cell>
          <table:table-cell office:value-type="float" office:value="994158" table:style-name="ce13">
            <text:p>994,158</text:p>
          </table:table-cell>
          <table:table-cell office:value-type="float" office:value="3198460" table:style-name="ce13">
            <text:p>3,198,460</text:p>
          </table:table-cell>
          <table:table-cell office:value-type="float" office:value="4071918" table:style-name="ce13">
            <text:p>4,071,918</text:p>
          </table:table-cell>
          <table:table-cell office:value-type="float" office:value="1332" table:style-name="ce13">
            <text:p>1,332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574.01" table:style-name="ce14">
            <text:p>574.01</text:p>
          </table:table-cell>
          <table:table-cell office:value-type="float" office:value="12060" table:style-name="ce13">
            <text:p>12,060</text:p>
          </table:table-cell>
          <table:table-cell office:value-type="float" office:value="20325" table:style-name="ce13">
            <text:p>20,3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3772" table:style-name="ce13">
            <text:p>573,772</text:p>
          </table:table-cell>
          <table:table-cell office:value-type="float" office:value="265620" table:style-name="ce13">
            <text:p>265,620</text:p>
          </table:table-cell>
          <table:table-cell office:value-type="float" office:value="4981" table:style-name="ce13">
            <text:p>4,981</text:p>
          </table:table-cell>
          <table:table-cell office:value-type="float" office:value="2729" table:style-name="ce13">
            <text:p>2,729</text:p>
          </table:table-cell>
          <table:table-cell office:value-type="float" office:value="311158" table:style-name="ce13">
            <text:p>311,158</text:p>
          </table:table-cell>
          <table:table-cell office:value-type="float" office:value="362677" table:style-name="ce13">
            <text:p>362,677</text:p>
          </table:table-cell>
          <table:table-cell office:value-type="float" office:value="1734332" table:style-name="ce13">
            <text:p>1,734,332</text:p>
          </table:table-cell>
          <table:table-cell office:value-type="float" office:value="925" table:style-name="ce13">
            <text:p>925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648.27" table:style-name="ce14">
            <text:p>648.27</text:p>
          </table:table-cell>
          <table:table-cell office:value-type="float" office:value="1220" table:style-name="ce13">
            <text:p>1,220</text:p>
          </table:table-cell>
          <table:table-cell office:value-type="float" office:value="7324" table:style-name="ce13">
            <text:p>7,3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53134" table:style-name="ce13">
            <text:p>453,134</text:p>
          </table:table-cell>
          <table:table-cell office:value-type="float" office:value="182736" table:style-name="ce13">
            <text:p>182,736</text:p>
          </table:table-cell>
          <table:table-cell office:value-type="float" office:value="2242" table:style-name="ce13">
            <text:p>2,242</text:p>
          </table:table-cell>
          <table:table-cell office:value-type="float" office:value="1798" table:style-name="ce13">
            <text:p>1,798</text:p>
          </table:table-cell>
          <table:table-cell office:value-type="float" office:value="554350" table:style-name="ce13">
            <text:p>554,350</text:p>
          </table:table-cell>
          <table:table-cell office:value-type="float" office:value="1025761" table:style-name="ce13">
            <text:p>1,025,761</text:p>
          </table:table-cell>
          <table:table-cell office:value-type="float" office:value="1274542" table:style-name="ce13">
            <text:p>1,274,542</text:p>
          </table:table-cell>
          <table:table-cell office:value-type="float" office:value="5111" table:style-name="ce13">
            <text:p>5,111</text:p>
          </table:table-cell>
          <table:table-cell office:value-type="float" office:value="0.22" table:style-name="ce14">
            <text:p>0.22</text:p>
          </table:table-cell>
          <table:table-cell office:value-type="float" office:value="0.17" table:style-name="ce14">
            <text:p>0.17</text:p>
          </table:table-cell>
          <table:table-cell office:value-type="float" office:value="1413.75" table:style-name="ce14">
            <text:p>1,413.75</text:p>
          </table:table-cell>
          <table:table-cell office:value-type="float" office:value="2806" table:style-name="ce13">
            <text:p>2,806</text:p>
          </table:table-cell>
          <table:table-cell office:value-type="float" office:value="14806" table:style-name="ce13">
            <text:p>14,80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516776" table:style-name="ce13">
            <text:p>4,516,776</text:p>
          </table:table-cell>
          <table:table-cell office:value-type="float" office:value="3051037" table:style-name="ce13">
            <text:p>3,051,037</text:p>
          </table:table-cell>
          <table:table-cell office:value-type="float" office:value="47425" table:style-name="ce13">
            <text:p>47,425</text:p>
          </table:table-cell>
          <table:table-cell office:value-type="float" office:value="15379" table:style-name="ce13">
            <text:p>15,379</text:p>
          </table:table-cell>
          <table:table-cell office:value-type="float" office:value="5868756" table:style-name="ce13">
            <text:p>5,868,756</text:p>
          </table:table-cell>
          <table:table-cell office:value-type="float" office:value="24288488" table:style-name="ce13">
            <text:p>24,288,488</text:p>
          </table:table-cell>
          <table:table-cell office:value-type="float" office:value="29092414" table:style-name="ce13">
            <text:p>29,092,414</text:p>
          </table:table-cell>
          <table:table-cell office:value-type="float" office:value="80093" table:style-name="ce13">
            <text:p>80,09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33.5" table:style-name="ce14">
            <text:p>1,433.50</text:p>
          </table:table-cell>
          <table:table-cell office:value-type="float" office:value="22619" table:style-name="ce13">
            <text:p>22,619</text:p>
          </table:table-cell>
          <table:table-cell office:value-type="float" office:value="101982" table:style-name="ce13">
            <text:p>101,9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779503" table:style-name="ce13">
            <text:p>7,779,503</text:p>
          </table:table-cell>
          <table:table-cell office:value-type="float" office:value="5470466" table:style-name="ce13">
            <text:p>5,470,466</text:p>
          </table:table-cell>
          <table:table-cell office:value-type="float" office:value="56491" table:style-name="ce13">
            <text:p>56,491</text:p>
          </table:table-cell>
          <table:table-cell office:value-type="float" office:value="27904" table:style-name="ce13">
            <text:p>27,904</text:p>
          </table:table-cell>
          <table:table-cell office:value-type="float" office:value="17540937" table:style-name="ce13">
            <text:p>17,540,937</text:p>
          </table:table-cell>
          <table:table-cell office:value-type="float" office:value="15932623" table:style-name="ce13">
            <text:p>15,932,623</text:p>
          </table:table-cell>
          <table:table-cell office:value-type="float" office:value="43739611" table:style-name="ce13">
            <text:p>43,739,611</text:p>
          </table:table-cell>
          <table:table-cell office:value-type="float" office:value="210147" table:style-name="ce13">
            <text:p>210,14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460.35" table:style-name="ce14">
            <text:p>1,460.35</text:p>
          </table:table-cell>
          <table:table-cell office:value-type="float" office:value="36694" table:style-name="ce13">
            <text:p>36,694</text:p>
          </table:table-cell>
          <table:table-cell office:value-type="float" office:value="161776" table:style-name="ce13">
            <text:p>161,77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511" table:style-name="ce13">
            <text:p>15,511</text:p>
          </table:table-cell>
          <table:table-cell office:value-type="float" office:value="4959" table:style-name="ce13">
            <text:p>4,959</text:p>
          </table:table-cell>
          <table:table-cell office:value-type="float" office:value="20" table:style-name="ce13">
            <text:p>20</text:p>
          </table:table-cell>
          <table:table-cell office:value-type="float" office:value="54" table:style-name="ce13">
            <text:p>54</text:p>
          </table:table-cell>
          <table:table-cell office:value-type="float" office:value="15390" table:style-name="ce13">
            <text:p>15,390</text:p>
          </table:table-cell>
          <table:table-cell office:value-type="float" office:value="293" table:style-name="ce13">
            <text:p>293</text:p>
          </table:table-cell>
          <table:table-cell office:value-type="float" office:value="157629" table:style-name="ce13">
            <text:p>157,629</text:p>
          </table:table-cell>
          <table:table-cell office:value-type="float" office:value="86" table:style-name="ce13">
            <text:p>86</text:p>
          </table:table-cell>
          <table:table-cell office:value-type="float" office:value="0.59" table:style-name="ce14">
            <text:p>0.59</text:p>
          </table:table-cell>
          <table:table-cell office:value-type="float" office:value="0.36" table:style-name="ce14">
            <text:p>0.36</text:p>
          </table:table-cell>
          <table:table-cell office:value-type="float" office:value="234.12" table:style-name="ce14">
            <text:p>234.12</text:p>
          </table:table-cell>
          <table:table-cell office:value-type="float" office:value="106" table:style-name="ce13">
            <text:p>106</text:p>
          </table:table-cell>
          <table:table-cell office:value-type="float" office:value="134" table:style-name="ce13">
            <text:p>1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75249" table:style-name="ce13">
            <text:p>1,075,249</text:p>
          </table:table-cell>
          <table:table-cell office:value-type="float" office:value="627848" table:style-name="ce13">
            <text:p>627,848</text:p>
          </table:table-cell>
          <table:table-cell office:value-type="float" office:value="7600" table:style-name="ce13">
            <text:p>7,600</text:p>
          </table:table-cell>
          <table:table-cell office:value-type="float" office:value="3493" table:style-name="ce13">
            <text:p>3,493</text:p>
          </table:table-cell>
          <table:table-cell office:value-type="float" office:value="1749288" table:style-name="ce13">
            <text:p>1,749,288</text:p>
          </table:table-cell>
          <table:table-cell office:value-type="float" office:value="3174686" table:style-name="ce13">
            <text:p>3,174,686</text:p>
          </table:table-cell>
          <table:table-cell office:value-type="float" office:value="3923382" table:style-name="ce13">
            <text:p>3,923,382</text:p>
          </table:table-cell>
          <table:table-cell office:value-type="float" office:value="9498" table:style-name="ce13">
            <text:p>9,498</text:p>
          </table:table-cell>
          <table:table-cell office:value-type="float" office:value="0.23" table:style-name="ce14">
            <text:p>0.23</text:p>
          </table:table-cell>
          <table:table-cell office:value-type="float" office:value="0.01" table:style-name="ce14">
            <text:p>0.01</text:p>
          </table:table-cell>
          <table:table-cell office:value-type="float" office:value="683.33" table:style-name="ce14">
            <text:p>683.33</text:p>
          </table:table-cell>
          <table:table-cell office:value-type="float" office:value="9003" table:style-name="ce13">
            <text:p>9,003</text:p>
          </table:table-cell>
          <table:table-cell office:value-type="float" office:value="42009" table:style-name="ce13">
            <text:p>42,0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792829" table:style-name="ce13">
            <text:p>2,792,829</text:p>
          </table:table-cell>
          <table:table-cell office:value-type="float" office:value="2066963" table:style-name="ce13">
            <text:p>2,066,963</text:p>
          </table:table-cell>
          <table:table-cell office:value-type="float" office:value="17580" table:style-name="ce13">
            <text:p>17,580</text:p>
          </table:table-cell>
          <table:table-cell office:value-type="float" office:value="22062" table:style-name="ce13">
            <text:p>22,062</text:p>
          </table:table-cell>
          <table:table-cell office:value-type="float" office:value="9957158" table:style-name="ce13">
            <text:p>9,957,158</text:p>
          </table:table-cell>
          <table:table-cell office:value-type="float" office:value="9927769" table:style-name="ce13">
            <text:p>9,927,769</text:p>
          </table:table-cell>
          <table:table-cell office:value-type="float" office:value="16932018" table:style-name="ce13">
            <text:p>16,932,018</text:p>
          </table:table-cell>
          <table:table-cell office:value-type="float" office:value="108102" table:style-name="ce13">
            <text:p>108,102</text:p>
          </table:table-cell>
          <table:table-cell office:value-type="float" office:value="0.51" table:style-name="ce14">
            <text:p>0.51</text:p>
          </table:table-cell>
          <table:table-cell office:value-type="float" office:value="0.17" table:style-name="ce14">
            <text:p>0.17</text:p>
          </table:table-cell>
          <table:table-cell office:value-type="float" office:value="472.03" table:style-name="ce14">
            <text:p>472.03</text:p>
          </table:table-cell>
          <table:table-cell office:value-type="float" office:value="0" table:style-name="ce13">
            <text:p>0</text:p>
          </table:table-cell>
          <table:table-cell office:value-type="float" office:value="167009" table:style-name="ce13">
            <text:p>167,0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1471" table:style-name="ce13">
            <text:p>191,471</text:p>
          </table:table-cell>
          <table:table-cell office:value-type="float" office:value="99692" table:style-name="ce13">
            <text:p>99,692</text:p>
          </table:table-cell>
          <table:table-cell office:value-type="float" office:value="365" table:style-name="ce13">
            <text:p>365</text:p>
          </table:table-cell>
          <table:table-cell office:value-type="float" office:value="1530" table:style-name="ce13">
            <text:p>1,530</text:p>
          </table:table-cell>
          <table:table-cell office:value-type="float" office:value="278673" table:style-name="ce13">
            <text:p>278,673</text:p>
          </table:table-cell>
          <table:table-cell office:value-type="float" office:value="61792" table:style-name="ce13">
            <text:p>61,792</text:p>
          </table:table-cell>
          <table:table-cell office:value-type="float" office:value="759455" table:style-name="ce13">
            <text:p>759,455</text:p>
          </table:table-cell>
          <table:table-cell office:value-type="float" office:value="1611" table:style-name="ce13">
            <text:p>1,611</text:p>
          </table:table-cell>
          <table:table-cell office:value-type="float" office:value="0.19" table:style-name="ce14">
            <text:p>0.19</text:p>
          </table:table-cell>
          <table:table-cell office:value-type="float" office:value="0.04" table:style-name="ce14">
            <text:p>0.04</text:p>
          </table:table-cell>
          <table:table-cell office:value-type="float" office:value="269.79000000000002" table:style-name="ce14">
            <text:p>269.79</text:p>
          </table:table-cell>
          <table:table-cell office:value-type="float" office:value="0" table:style-name="ce13">
            <text:p>0</text:p>
          </table:table-cell>
          <table:table-cell office:value-type="float" office:value="5198" table:style-name="ce13">
            <text:p>5,19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53699" table:style-name="ce13">
            <text:p>353,699</text:p>
          </table:table-cell>
          <table:table-cell office:value-type="float" office:value="228468" table:style-name="ce13">
            <text:p>228,468</text:p>
          </table:table-cell>
          <table:table-cell office:value-type="float" office:value="759" table:style-name="ce13">
            <text:p>759</text:p>
          </table:table-cell>
          <table:table-cell office:value-type="float" office:value="4450" table:style-name="ce13">
            <text:p>4,450</text:p>
          </table:table-cell>
          <table:table-cell office:value-type="float" office:value="956583" table:style-name="ce13">
            <text:p>956,583</text:p>
          </table:table-cell>
          <table:table-cell office:value-type="float" office:value="382415" table:style-name="ce13">
            <text:p>382,415</text:p>
          </table:table-cell>
          <table:table-cell office:value-type="float" office:value="1720485" table:style-name="ce13">
            <text:p>1,720,485</text:p>
          </table:table-cell>
          <table:table-cell office:value-type="float" office:value="4103" table:style-name="ce13">
            <text:p>4,103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902.64" table:style-name="ce14">
            <text:p>902.64</text:p>
          </table:table-cell>
          <table:table-cell office:value-type="float" office:value="2828" table:style-name="ce13">
            <text:p>2,828</text:p>
          </table:table-cell>
          <table:table-cell office:value-type="float" office:value="21738" table:style-name="ce13">
            <text:p>21,73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64562" table:style-name="ce13">
            <text:p>164,562</text:p>
          </table:table-cell>
          <table:table-cell office:value-type="float" office:value="78610" table:style-name="ce13">
            <text:p>78,610</text:p>
          </table:table-cell>
          <table:table-cell office:value-type="float" office:value="1401" table:style-name="ce13">
            <text:p>1,401</text:p>
          </table:table-cell>
          <table:table-cell office:value-type="float" office:value="906" table:style-name="ce13">
            <text:p>906</text:p>
          </table:table-cell>
          <table:table-cell office:value-type="float" office:value="202695" table:style-name="ce13">
            <text:p>202,695</text:p>
          </table:table-cell>
          <table:table-cell office:value-type="float" office:value="49976" table:style-name="ce13">
            <text:p>49,976</text:p>
          </table:table-cell>
          <table:table-cell office:value-type="float" office:value="516441" table:style-name="ce13">
            <text:p>516,441</text:p>
          </table:table-cell>
          <table:table-cell office:value-type="float" office:value="206" table:style-name="ce13">
            <text:p>206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01" table:style-name="ce14">
            <text:p>0.01</text:p>
          </table:table-cell>
          <table:table-cell office:value-type="float" office:value="1808.27" table:style-name="ce14">
            <text:p>1,808.27</text:p>
          </table:table-cell>
          <table:table-cell office:value-type="float" office:value="851" table:style-name="ce13">
            <text:p>851</text:p>
          </table:table-cell>
          <table:table-cell office:value-type="float" office:value="7455" table:style-name="ce13">
            <text:p>7,45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40774" table:style-name="ce13">
            <text:p>640,774</text:p>
          </table:table-cell>
          <table:table-cell office:value-type="float" office:value="430103" table:style-name="ce13">
            <text:p>430,103</text:p>
          </table:table-cell>
          <table:table-cell office:value-type="float" office:value="7731" table:style-name="ce13">
            <text:p>7,731</text:p>
          </table:table-cell>
          <table:table-cell office:value-type="float" office:value="5859" table:style-name="ce13">
            <text:p>5,859</text:p>
          </table:table-cell>
          <table:table-cell office:value-type="float" office:value="1758882" table:style-name="ce13">
            <text:p>1,758,882</text:p>
          </table:table-cell>
          <table:table-cell office:value-type="float" office:value="1237906" table:style-name="ce13">
            <text:p>1,237,906</text:p>
          </table:table-cell>
          <table:table-cell office:value-type="float" office:value="4883285" table:style-name="ce13">
            <text:p>4,883,285</text:p>
          </table:table-cell>
          <table:table-cell office:value-type="float" office:value="22028" table:style-name="ce13">
            <text:p>22,028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2023" table:style-name="ce14">
            <text:p>2,023.00</text:p>
          </table:table-cell>
          <table:table-cell office:value-type="float" office:value="3266" table:style-name="ce13">
            <text:p>3,266</text:p>
          </table:table-cell>
          <table:table-cell office:value-type="float" office:value="21113" table:style-name="ce13">
            <text:p>21,1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56" table:style-name="ce13">
            <text:p>9,056</text:p>
          </table:table-cell>
          <table:table-cell office:value-type="float" office:value="4850" table:style-name="ce13">
            <text:p>4,850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7734" table:style-name="ce13">
            <text:p>7,734</text:p>
          </table:table-cell>
          <table:table-cell office:value-type="float" office:value="1938" table:style-name="ce13">
            <text:p>1,938</text:p>
          </table:table-cell>
          <table:table-cell office:value-type="float" office:value="41105" table:style-name="ce13">
            <text:p>41,105</text:p>
          </table:table-cell>
          <table:table-cell office:value-type="float" office:value="0" table:style-name="ce13">
            <text:p>0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597.28" table:style-name="ce14">
            <text:p>597.28</text:p>
          </table:table-cell>
          <table:table-cell office:value-type="float" office:value="0" table:style-name="ce13">
            <text:p>0</text:p>
          </table:table-cell>
          <table:table-cell office:value-type="float" office:value="23" table:style-name="ce13">
            <text:p>2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1034965" table:style-name="ce13">
            <text:p>1,034,965</text:p>
          </table:table-cell>
          <table:table-cell office:value-type="float" office:value="627447" table:style-name="ce13">
            <text:p>627,447</text:p>
          </table:table-cell>
          <table:table-cell office:value-type="float" office:value="14361" table:style-name="ce13">
            <text:p>14,361</text:p>
          </table:table-cell>
          <table:table-cell office:value-type="float" office:value="14470" table:style-name="ce13">
            <text:p>14,470</text:p>
          </table:table-cell>
          <table:table-cell office:value-type="float" office:value="1508887" table:style-name="ce13">
            <text:p>1,508,887</text:p>
          </table:table-cell>
          <table:table-cell office:value-type="float" office:value="1932406" table:style-name="ce13">
            <text:p>1,932,406</text:p>
          </table:table-cell>
          <table:table-cell office:value-type="float" office:value="4118515" table:style-name="ce13">
            <text:p>4,118,515</text:p>
          </table:table-cell>
          <table:table-cell office:value-type="float" office:value="5929" table:style-name="ce13">
            <text:p>5,929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1" table:style-name="ce14">
            <text:p>0.01</text:p>
          </table:table-cell>
          <table:table-cell office:value-type="float" office:value="268.69" table:style-name="ce14">
            <text:p>268.69</text:p>
          </table:table-cell>
          <table:table-cell office:value-type="float" office:value="10437" table:style-name="ce13">
            <text:p>10,437</text:p>
          </table:table-cell>
          <table:table-cell office:value-type="float" office:value="27973" table:style-name="ce13">
            <text:p>27,97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2054" table:style-name="ce13">
            <text:p>112,054</text:p>
          </table:table-cell>
          <table:table-cell office:value-type="float" office:value="55204" table:style-name="ce13">
            <text:p>55,204</text:p>
          </table:table-cell>
          <table:table-cell office:value-type="float" office:value="993" table:style-name="ce13">
            <text:p>993</text:p>
          </table:table-cell>
          <table:table-cell office:value-type="float" office:value="995" table:style-name="ce13">
            <text:p>995</text:p>
          </table:table-cell>
          <table:table-cell office:value-type="float" office:value="168243" table:style-name="ce13">
            <text:p>168,243</text:p>
          </table:table-cell>
          <table:table-cell office:value-type="float" office:value="85560" table:style-name="ce13">
            <text:p>85,560</text:p>
          </table:table-cell>
          <table:table-cell office:value-type="float" office:value="336840" table:style-name="ce13">
            <text:p>336,840</text:p>
          </table:table-cell>
          <table:table-cell office:value-type="float" office:value="181" table:style-name="ce13">
            <text:p>181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" table:style-name="ce14">
            <text:p>0.00</text:p>
          </table:table-cell>
          <table:table-cell office:value-type="float" office:value="478.18" table:style-name="ce14">
            <text:p>478.18</text:p>
          </table:table-cell>
          <table:table-cell office:value-type="float" office:value="2381" table:style-name="ce13">
            <text:p>2,381</text:p>
          </table:table-cell>
          <table:table-cell office:value-type="float" office:value="5110" table:style-name="ce13">
            <text:p>5,1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7857" table:style-name="ce13">
            <text:p>17,857</text:p>
          </table:table-cell>
          <table:table-cell office:value-type="float" office:value="11712" table:style-name="ce13">
            <text:p>11,712</text:p>
          </table:table-cell>
          <table:table-cell office:value-type="float" office:value="258" table:style-name="ce13">
            <text:p>258</text:p>
          </table:table-cell>
          <table:table-cell office:value-type="float" office:value="57" table:style-name="ce13">
            <text:p>57</text:p>
          </table:table-cell>
          <table:table-cell office:value-type="float" office:value="18495" table:style-name="ce13">
            <text:p>18,495</text:p>
          </table:table-cell>
          <table:table-cell office:value-type="float" office:value="13247" table:style-name="ce13">
            <text:p>13,247</text:p>
          </table:table-cell>
          <table:table-cell office:value-type="float" office:value="107392" table:style-name="ce13">
            <text:p>107,392</text:p>
          </table:table-cell>
          <table:table-cell office:value-type="float" office:value="42" table:style-name="ce13">
            <text:p>42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2976.92" table:style-name="ce14">
            <text:p>2,976.92</text:p>
          </table:table-cell>
          <table:table-cell office:value-type="float" office:value="0" table:style-name="ce13">
            <text:p>0</text:p>
          </table:table-cell>
          <table:table-cell office:value-type="float" office:value="195" table:style-name="ce13">
            <text:p>1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315079" table:style-name="ce13">
            <text:p>2,315,079</text:p>
          </table:table-cell>
          <table:table-cell office:value-type="float" office:value="1334741" table:style-name="ce13">
            <text:p>1,334,741</text:p>
          </table:table-cell>
          <table:table-cell office:value-type="float" office:value="18710" table:style-name="ce13">
            <text:p>18,710</text:p>
          </table:table-cell>
          <table:table-cell office:value-type="float" office:value="12090" table:style-name="ce13">
            <text:p>12,090</text:p>
          </table:table-cell>
          <table:table-cell office:value-type="float" office:value="5308615" table:style-name="ce13">
            <text:p>5,308,615</text:p>
          </table:table-cell>
          <table:table-cell office:value-type="float" office:value="4306439" table:style-name="ce13">
            <text:p>4,306,439</text:p>
          </table:table-cell>
          <table:table-cell office:value-type="float" office:value="8501332" table:style-name="ce13">
            <text:p>8,501,332</text:p>
          </table:table-cell>
          <table:table-cell office:value-type="float" office:value="48503" table:style-name="ce13">
            <text:p>48,503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78.11" table:style-name="ce14">
            <text:p>178.11</text:p>
          </table:table-cell>
          <table:table-cell office:value-type="float" office:value="13746" table:style-name="ce13">
            <text:p>13,746</text:p>
          </table:table-cell>
          <table:table-cell office:value-type="float" office:value="70265" table:style-name="ce13">
            <text:p>70,2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67118" table:style-name="ce13">
            <text:p>1,567,118</text:p>
          </table:table-cell>
          <table:table-cell office:value-type="float" office:value="988328" table:style-name="ce13">
            <text:p>988,328</text:p>
          </table:table-cell>
          <table:table-cell office:value-type="float" office:value="10786" table:style-name="ce13">
            <text:p>10,786</text:p>
          </table:table-cell>
          <table:table-cell office:value-type="float" office:value="9514" table:style-name="ce13">
            <text:p>9,514</text:p>
          </table:table-cell>
          <table:table-cell office:value-type="float" office:value="3642398" table:style-name="ce13">
            <text:p>3,642,398</text:p>
          </table:table-cell>
          <table:table-cell office:value-type="float" office:value="4227034" table:style-name="ce13">
            <text:p>4,227,034</text:p>
          </table:table-cell>
          <table:table-cell office:value-type="float" office:value="3724142" table:style-name="ce13">
            <text:p>3,724,142</text:p>
          </table:table-cell>
          <table:table-cell office:value-type="float" office:value="116580" table:style-name="ce13">
            <text:p>116,580</text:p>
          </table:table-cell>
          <table:table-cell office:value-type="float" office:value="0.32" table:style-name="ce14">
            <text:p>0.32</text:p>
          </table:table-cell>
          <table:table-cell office:value-type="float" office:value="0.1" table:style-name="ce14">
            <text:p>0.10</text:p>
          </table:table-cell>
          <table:table-cell office:value-type="float" office:value="105.28" table:style-name="ce14">
            <text:p>105.28</text:p>
          </table:table-cell>
          <table:table-cell office:value-type="float" office:value="10158" table:style-name="ce13">
            <text:p>10,158</text:p>
          </table:table-cell>
          <table:table-cell office:value-type="float" office:value="59168" table:style-name="ce13">
            <text:p>59,1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79881" table:style-name="ce13">
            <text:p>1,179,881</text:p>
          </table:table-cell>
          <table:table-cell office:value-type="float" office:value="555602" table:style-name="ce13">
            <text:p>555,602</text:p>
          </table:table-cell>
          <table:table-cell office:value-type="float" office:value="4739" table:style-name="ce13">
            <text:p>4,739</text:p>
          </table:table-cell>
          <table:table-cell office:value-type="float" office:value="5319" table:style-name="ce13">
            <text:p>5,319</text:p>
          </table:table-cell>
          <table:table-cell office:value-type="float" office:value="1173555" table:style-name="ce13">
            <text:p>1,173,555</text:p>
          </table:table-cell>
          <table:table-cell office:value-type="float" office:value="2764378" table:style-name="ce13">
            <text:p>2,764,378</text:p>
          </table:table-cell>
          <table:table-cell office:value-type="float" office:value="3912610" table:style-name="ce13">
            <text:p>3,912,610</text:p>
          </table:table-cell>
          <table:table-cell office:value-type="float" office:value="20406" table:style-name="ce13">
            <text:p>20,406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97.23" table:style-name="ce14">
            <text:p>797.23</text:p>
          </table:table-cell>
          <table:table-cell office:value-type="float" office:value="4370" table:style-name="ce13">
            <text:p>4,370</text:p>
          </table:table-cell>
          <table:table-cell office:value-type="float" office:value="21181" table:style-name="ce13">
            <text:p>21,1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242814" table:style-name="ce13">
            <text:p>2,242,814</text:p>
          </table:table-cell>
          <table:table-cell office:value-type="float" office:value="1203192" table:style-name="ce13">
            <text:p>1,203,192</text:p>
          </table:table-cell>
          <table:table-cell office:value-type="float" office:value="14305" table:style-name="ce13">
            <text:p>14,305</text:p>
          </table:table-cell>
          <table:table-cell office:value-type="float" office:value="6251" table:style-name="ce13">
            <text:p>6,251</text:p>
          </table:table-cell>
          <table:table-cell office:value-type="float" office:value="3853372" table:style-name="ce13">
            <text:p>3,853,372</text:p>
          </table:table-cell>
          <table:table-cell office:value-type="float" office:value="4942865" table:style-name="ce13">
            <text:p>4,942,865</text:p>
          </table:table-cell>
          <table:table-cell office:value-type="float" office:value="10038648" table:style-name="ce13">
            <text:p>10,038,648</text:p>
          </table:table-cell>
          <table:table-cell office:value-type="float" office:value="77176" table:style-name="ce13">
            <text:p>77,176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936.16" table:style-name="ce14">
            <text:p>936.16</text:p>
          </table:table-cell>
          <table:table-cell office:value-type="float" office:value="10933" table:style-name="ce13">
            <text:p>10,933</text:p>
          </table:table-cell>
          <table:table-cell office:value-type="float" office:value="63704" table:style-name="ce13">
            <text:p>63,7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763406" table:style-name="ce13">
            <text:p>6,763,406</text:p>
          </table:table-cell>
          <table:table-cell office:value-type="float" office:value="4526110" table:style-name="ce13">
            <text:p>4,526,110</text:p>
          </table:table-cell>
          <table:table-cell office:value-type="float" office:value="79688" table:style-name="ce13">
            <text:p>79,688</text:p>
          </table:table-cell>
          <table:table-cell office:value-type="float" office:value="20737" table:style-name="ce13">
            <text:p>20,737</text:p>
          </table:table-cell>
          <table:table-cell office:value-type="float" office:value="12386032" table:style-name="ce13">
            <text:p>12,386,032</text:p>
          </table:table-cell>
          <table:table-cell office:value-type="float" office:value="15729446" table:style-name="ce13">
            <text:p>15,729,446</text:p>
          </table:table-cell>
          <table:table-cell office:value-type="float" office:value="36489879" table:style-name="ce13">
            <text:p>36,489,879</text:p>
          </table:table-cell>
          <table:table-cell office:value-type="float" office:value="254550" table:style-name="ce13">
            <text:p>254,550</text:p>
          </table:table-cell>
          <table:table-cell office:value-type="float" office:value="0.15" table:style-name="ce14">
            <text:p>0.15</text:p>
          </table:table-cell>
          <table:table-cell office:value-type="float" office:value="0.01" table:style-name="ce14">
            <text:p>0.01</text:p>
          </table:table-cell>
          <table:table-cell office:value-type="float" office:value="579.74" table:style-name="ce14">
            <text:p>579.74</text:p>
          </table:table-cell>
          <table:table-cell office:value-type="float" office:value="53030" table:style-name="ce13">
            <text:p>53,030</text:p>
          </table:table-cell>
          <table:table-cell office:value-type="float" office:value="217311" table:style-name="ce13">
            <text:p>217,3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81607" table:style-name="ce13">
            <text:p>381,607</text:p>
          </table:table-cell>
          <table:table-cell office:value-type="float" office:value="190920" table:style-name="ce13">
            <text:p>190,920</text:p>
          </table:table-cell>
          <table:table-cell office:value-type="float" office:value="3852" table:style-name="ce13">
            <text:p>3,852</text:p>
          </table:table-cell>
          <table:table-cell office:value-type="float" office:value="2158" table:style-name="ce13">
            <text:p>2,158</text:p>
          </table:table-cell>
          <table:table-cell office:value-type="float" office:value="1108563" table:style-name="ce13">
            <text:p>1,108,563</text:p>
          </table:table-cell>
          <table:table-cell office:value-type="float" office:value="901507" table:style-name="ce13">
            <text:p>901,507</text:p>
          </table:table-cell>
          <table:table-cell office:value-type="float" office:value="967262" table:style-name="ce13">
            <text:p>967,262</text:p>
          </table:table-cell>
          <table:table-cell office:value-type="float" office:value="6460" table:style-name="ce13">
            <text:p>6,460</text:p>
          </table:table-cell>
          <table:table-cell office:value-type="float" office:value="0.9" table:style-name="ce14">
            <text:p>0.90</text:p>
          </table:table-cell>
          <table:table-cell office:value-type="float" office:value="0.56999999999999995" table:style-name="ce14">
            <text:p>0.57</text:p>
          </table:table-cell>
          <table:table-cell office:value-type="float" office:value="145.44999999999999" table:style-name="ce14">
            <text:p>145.45</text:p>
          </table:table-cell>
          <table:table-cell office:value-type="float" office:value="5790" table:style-name="ce13">
            <text:p>5,790</text:p>
          </table:table-cell>
          <table:table-cell office:value-type="float" office:value="33709" table:style-name="ce13">
            <text:p>33,7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35238" table:style-name="ce13">
            <text:p>635,238</text:p>
          </table:table-cell>
          <table:table-cell office:value-type="float" office:value="323981" table:style-name="ce13">
            <text:p>323,981</text:p>
          </table:table-cell>
          <table:table-cell office:value-type="float" office:value="6427" table:style-name="ce13">
            <text:p>6,427</text:p>
          </table:table-cell>
          <table:table-cell office:value-type="float" office:value="3962" table:style-name="ce13">
            <text:p>3,962</text:p>
          </table:table-cell>
          <table:table-cell office:value-type="float" office:value="1244750" table:style-name="ce13">
            <text:p>1,244,750</text:p>
          </table:table-cell>
          <table:table-cell office:value-type="float" office:value="1986649" table:style-name="ce13">
            <text:p>1,986,649</text:p>
          </table:table-cell>
          <table:table-cell office:value-type="float" office:value="3027523" table:style-name="ce13">
            <text:p>3,027,523</text:p>
          </table:table-cell>
          <table:table-cell office:value-type="float" office:value="22962" table:style-name="ce13">
            <text:p>22,962</text:p>
          </table:table-cell>
          <table:table-cell office:value-type="float" office:value="0.55000000000000004" table:style-name="ce14">
            <text:p>0.55</text:p>
          </table:table-cell>
          <table:table-cell office:value-type="float" office:value="0" table:style-name="ce14">
            <text:p>0.00</text:p>
          </table:table-cell>
          <table:table-cell office:value-type="float" office:value="442.54" table:style-name="ce14">
            <text:p>442.54</text:p>
          </table:table-cell>
          <table:table-cell office:value-type="float" office:value="8596" table:style-name="ce13">
            <text:p>8,596</text:p>
          </table:table-cell>
          <table:table-cell office:value-type="float" office:value="61101" table:style-name="ce13">
            <text:p>61,10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162152" table:style-name="ce13">
            <text:p>6,162,152</text:p>
          </table:table-cell>
          <table:table-cell office:value-type="float" office:value="4118540" table:style-name="ce13">
            <text:p>4,118,540</text:p>
          </table:table-cell>
          <table:table-cell office:value-type="float" office:value="50970" table:style-name="ce13">
            <text:p>50,970</text:p>
          </table:table-cell>
          <table:table-cell office:value-type="float" office:value="31118" table:style-name="ce13">
            <text:p>31,118</text:p>
          </table:table-cell>
          <table:table-cell office:value-type="float" office:value="9743961" table:style-name="ce13">
            <text:p>9,743,961</text:p>
          </table:table-cell>
          <table:table-cell office:value-type="float" office:value="18266218" table:style-name="ce13">
            <text:p>18,266,218</text:p>
          </table:table-cell>
          <table:table-cell office:value-type="float" office:value="28897320" table:style-name="ce13">
            <text:p>28,897,320</text:p>
          </table:table-cell>
          <table:table-cell office:value-type="float" office:value="143771" table:style-name="ce13">
            <text:p>143,771</text:p>
          </table:table-cell>
          <table:table-cell office:value-type="float" office:value="0.15" table:style-name="ce14">
            <text:p>0.15</text:p>
          </table:table-cell>
          <table:table-cell office:value-type="float" office:value="0.01" table:style-name="ce14">
            <text:p>0.01</text:p>
          </table:table-cell>
          <table:table-cell office:value-type="float" office:value="979.14" table:style-name="ce14">
            <text:p>979.14</text:p>
          </table:table-cell>
          <table:table-cell office:value-type="float" office:value="20366" table:style-name="ce13">
            <text:p>20,366</text:p>
          </table:table-cell>
          <table:table-cell office:value-type="float" office:value="96248" table:style-name="ce13">
            <text:p>96,24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6513" table:style-name="ce13">
            <text:p>136,513</text:p>
          </table:table-cell>
          <table:table-cell office:value-type="float" office:value="78030" table:style-name="ce13">
            <text:p>78,030</text:p>
          </table:table-cell>
          <table:table-cell office:value-type="float" office:value="129" table:style-name="ce13">
            <text:p>129</text:p>
          </table:table-cell>
          <table:table-cell office:value-type="float" office:value="625" table:style-name="ce13">
            <text:p>625</text:p>
          </table:table-cell>
          <table:table-cell office:value-type="float" office:value="219173" table:style-name="ce13">
            <text:p>219,173</text:p>
          </table:table-cell>
          <table:table-cell office:value-type="float" office:value="60156" table:style-name="ce13">
            <text:p>60,156</text:p>
          </table:table-cell>
          <table:table-cell office:value-type="float" office:value="232734" table:style-name="ce13">
            <text:p>232,734</text:p>
          </table:table-cell>
          <table:table-cell office:value-type="float" office:value="1406" table:style-name="ce13">
            <text:p>1,406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988.74" table:style-name="ce14">
            <text:p>988.74</text:p>
          </table:table-cell>
          <table:table-cell office:value-type="float" office:value="516" table:style-name="ce13">
            <text:p>516</text:p>
          </table:table-cell>
          <table:table-cell office:value-type="float" office:value="2676" table:style-name="ce13">
            <text:p>2,67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20" table:style-name="ce13">
            <text:p>123,620</text:p>
          </table:table-cell>
          <table:table-cell office:value-type="float" office:value="53395" table:style-name="ce13">
            <text:p>53,395</text:p>
          </table:table-cell>
          <table:table-cell office:value-type="float" office:value="377" table:style-name="ce13">
            <text:p>377</text:p>
          </table:table-cell>
          <table:table-cell office:value-type="float" office:value="464" table:style-name="ce13">
            <text:p>464</text:p>
          </table:table-cell>
          <table:table-cell office:value-type="float" office:value="176229" table:style-name="ce13">
            <text:p>176,229</text:p>
          </table:table-cell>
          <table:table-cell office:value-type="float" office:value="1097148" table:style-name="ce13">
            <text:p>1,097,148</text:p>
          </table:table-cell>
          <table:table-cell office:value-type="float" office:value="313866" table:style-name="ce13">
            <text:p>313,866</text:p>
          </table:table-cell>
          <table:table-cell office:value-type="float" office:value="93" table:style-name="ce13">
            <text:p>93</text:p>
          </table:table-cell>
          <table:table-cell office:value-type="float" office:value="0.13" table:style-name="ce14">
            <text:p>0.13</text:p>
          </table:table-cell>
          <table:table-cell office:value-type="float" office:value="0.03" table:style-name="ce14">
            <text:p>0.03</text:p>
          </table:table-cell>
          <table:table-cell office:value-type="float" office:value="350.19" table:style-name="ce14">
            <text:p>350.19</text:p>
          </table:table-cell>
          <table:table-cell office:value-type="float" office:value="0" table:style-name="ce13">
            <text:p>0</text:p>
          </table:table-cell>
          <table:table-cell office:value-type="float" office:value="3739" table:style-name="ce13">
            <text:p>3,7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8125767" table:style-name="ce13">
            <text:p>8,125,767</text:p>
          </table:table-cell>
          <table:table-cell office:value-type="float" office:value="5064932" table:style-name="ce13">
            <text:p>5,064,932</text:p>
          </table:table-cell>
          <table:table-cell office:value-type="float" office:value="100879" table:style-name="ce13">
            <text:p>100,879</text:p>
          </table:table-cell>
          <table:table-cell office:value-type="float" office:value="45265" table:style-name="ce13">
            <text:p>45,265</text:p>
          </table:table-cell>
          <table:table-cell office:value-type="float" office:value="15108505" table:style-name="ce13">
            <text:p>15,108,505</text:p>
          </table:table-cell>
          <table:table-cell office:value-type="float" office:value="21134154" table:style-name="ce13">
            <text:p>21,134,154</text:p>
          </table:table-cell>
          <table:table-cell office:value-type="float" office:value="41111034" table:style-name="ce13">
            <text:p>41,111,034</text:p>
          </table:table-cell>
          <table:table-cell office:value-type="float" office:value="595340" table:style-name="ce13">
            <text:p>595,340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37.37" table:style-name="ce14">
            <text:p>437.37</text:p>
          </table:table-cell>
          <table:table-cell office:value-type="float" office:value="64253" table:style-name="ce13">
            <text:p>64,253</text:p>
          </table:table-cell>
          <table:table-cell office:value-type="float" office:value="331453" table:style-name="ce13">
            <text:p>331,45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9650" table:style-name="ce13">
            <text:p>599,650</text:p>
          </table:table-cell>
          <table:table-cell office:value-type="float" office:value="187751" table:style-name="ce13">
            <text:p>187,751</text:p>
          </table:table-cell>
          <table:table-cell office:value-type="float" office:value="3907" table:style-name="ce13">
            <text:p>3,907</text:p>
          </table:table-cell>
          <table:table-cell office:value-type="float" office:value="7167" table:style-name="ce13">
            <text:p>7,167</text:p>
          </table:table-cell>
          <table:table-cell office:value-type="float" office:value="537836" table:style-name="ce13">
            <text:p>537,836</text:p>
          </table:table-cell>
          <table:table-cell office:value-type="float" office:value="704144" table:style-name="ce13">
            <text:p>704,144</text:p>
          </table:table-cell>
          <table:table-cell office:value-type="float" office:value="725316" table:style-name="ce13">
            <text:p>725,316</text:p>
          </table:table-cell>
          <table:table-cell office:value-type="float" office:value="5131" table:style-name="ce13">
            <text:p>5,131</text:p>
          </table:table-cell>
          <table:table-cell office:value-type="float" office:value="2.35" table:style-name="ce14">
            <text:p>2.35</text:p>
          </table:table-cell>
          <table:table-cell office:value-type="float" office:value="1.05" table:style-name="ce14">
            <text:p>1.05</text:p>
          </table:table-cell>
          <table:table-cell office:value-type="float" office:value="120.56" table:style-name="ce14">
            <text:p>120.56</text:p>
          </table:table-cell>
          <table:table-cell office:value-type="float" office:value="793" table:style-name="ce13">
            <text:p>793</text:p>
          </table:table-cell>
          <table:table-cell office:value-type="float" office:value="4820" table:style-name="ce13">
            <text:p>4,8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1607" table:style-name="ce13">
            <text:p>171,607</text:p>
          </table:table-cell>
          <table:table-cell office:value-type="float" office:value="99139" table:style-name="ce13">
            <text:p>99,139</text:p>
          </table:table-cell>
          <table:table-cell office:value-type="float" office:value="2368" table:style-name="ce13">
            <text:p>2,368</text:p>
          </table:table-cell>
          <table:table-cell office:value-type="float" office:value="1531" table:style-name="ce13">
            <text:p>1,531</text:p>
          </table:table-cell>
          <table:table-cell office:value-type="float" office:value="230625" table:style-name="ce13">
            <text:p>230,625</text:p>
          </table:table-cell>
          <table:table-cell office:value-type="float" office:value="0" table:style-name="ce13">
            <text:p>0</text:p>
          </table:table-cell>
          <table:table-cell office:value-type="float" office:value="3178532" table:style-name="ce13">
            <text:p>3,178,532</text:p>
          </table:table-cell>
          <table:table-cell office:value-type="float" office:value="706" table:style-name="ce13">
            <text:p>706</text:p>
          </table:table-cell>
          <table:table-cell office:value-type="float" office:value="0.32" table:style-name="ce14">
            <text:p>0.32</text:p>
          </table:table-cell>
          <table:table-cell office:value-type="float" office:value="0" table:style-name="ce14">
            <text:p>0.00</text:p>
          </table:table-cell>
          <table:table-cell office:value-type="float" office:value="779.74" table:style-name="ce14">
            <text:p>779.74</text:p>
          </table:table-cell>
          <table:table-cell office:value-type="float" office:value="1753" table:style-name="ce13">
            <text:p>1,753</text:p>
          </table:table-cell>
          <table:table-cell office:value-type="float" office:value="11957" table:style-name="ce13">
            <text:p>11,9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3903048" table:style-name="ce13">
            <text:p>53,903,048</text:p>
          </table:table-cell>
          <table:table-cell office:value-type="float" office:value="34250705" table:style-name="ce13">
            <text:p>34,250,705</text:p>
          </table:table-cell>
          <table:table-cell office:value-type="float" office:value="511107" table:style-name="ce13">
            <text:p>511,107</text:p>
          </table:table-cell>
          <table:table-cell office:value-type="float" office:value="273060" table:style-name="ce13">
            <text:p>273,060</text:p>
          </table:table-cell>
          <table:table-cell office:value-type="float" office:value="99412992" table:style-name="ce13">
            <text:p>99,412,992</text:p>
          </table:table-cell>
          <table:table-cell office:value-type="float" office:value="140220807" table:style-name="ce13">
            <text:p>140,220,807</text:p>
          </table:table-cell>
          <table:table-cell office:value-type="float" office:value="264435942" table:style-name="ce13">
            <text:p>264,435,942</text:p>
          </table:table-cell>
          <table:table-cell office:value-type="float" office:value="1754178" table:style-name="ce13">
            <text:p>1,754,178</text:p>
          </table:table-cell>
          <table:table-cell office:value-type="float" office:value="0.18364572997650414" table:style-name="ce14">
            <text:p>0.18</text:p>
          </table:table-cell>
          <table:table-cell office:value-type="float" office:value="0.03" table:style-name="ce14">
            <text:p>0.03</text:p>
          </table:table-cell>
          <table:table-cell office:value-type="float" office:value="524.86347170824649" table:style-name="ce14">
            <text:p>524.86</text:p>
          </table:table-cell>
          <table:table-cell office:value-type="float" office:value="314450" table:style-name="ce13">
            <text:p>314,450</text:p>
          </table:table-cell>
          <table:table-cell office:value-type="float" office:value="1658048" table:style-name="ce13">
            <text:p>1,658,048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6.$A$1:11106.$N$23" table:base-cell-address="11106.$A$1"/>
          <table:named-range table:name="外部資料_10" table:cell-range-address="11106.$A$1:11106.$N$23" table:base-cell-address="11106.$A$1"/>
          <table:named-range table:name="外部資料_11" table:cell-range-address="11106.$A$1:11106.$N$23" table:base-cell-address="11106.$A$1"/>
          <table:named-range table:name="外部資料_12" table:cell-range-address="11106.$A$1:11106.$N$23" table:base-cell-address="11106.$A$1"/>
          <table:named-range table:name="外部資料_13" table:cell-range-address="11106.$A$1:11106.$N$23" table:base-cell-address="11106.$A$1"/>
          <table:named-range table:name="外部資料_14" table:cell-range-address="11106.$A$1:11106.$N$23" table:base-cell-address="11106.$A$1"/>
          <table:named-range table:name="外部資料_15" table:cell-range-address="11106.$A$1:11106.$N$23" table:base-cell-address="11106.$A$1"/>
          <table:named-range table:name="外部資料_16" table:cell-range-address="11106.$A$1:11106.$N$23" table:base-cell-address="11106.$A$1"/>
          <table:named-range table:name="外部資料_17" table:cell-range-address="11106.$A$1:11106.$N$23" table:base-cell-address="11106.$A$1"/>
          <table:named-range table:name="外部資料_18" table:cell-range-address="11106.$A$1:11106.$N$23" table:base-cell-address="11106.$A$1"/>
          <table:named-range table:name="外部資料_19" table:cell-range-address="11106.$A$1:11106.$N$23" table:base-cell-address="11106.$A$1"/>
          <table:named-range table:name="外部資料_2" table:cell-range-address="11106.$A$1:11106.$N$23" table:base-cell-address="11106.$A$1"/>
          <table:named-range table:name="外部資料_20" table:cell-range-address="11106.$A$1:11106.$N$23" table:base-cell-address="11106.$A$1"/>
          <table:named-range table:name="外部資料_21" table:cell-range-address="11106.$A$1:11106.$N$23" table:base-cell-address="11106.$A$1"/>
          <table:named-range table:name="外部資料_22" table:cell-range-address="11106.$A$1:11106.$N$23" table:base-cell-address="11106.$A$1"/>
          <table:named-range table:name="外部資料_23" table:cell-range-address="11106.$A$1:11106.$N$23" table:base-cell-address="11106.$A$1"/>
          <table:named-range table:name="外部資料_24" table:cell-range-address="11106.$A$1:11106.$N$23" table:base-cell-address="11106.$A$1"/>
          <table:named-range table:name="外部資料_25" table:cell-range-address="11106.$A$1:11106.$N$23" table:base-cell-address="11106.$A$1"/>
          <table:named-range table:name="外部資料_26" table:cell-range-address="11106.$A$1:11106.$N$23" table:base-cell-address="11106.$A$1"/>
          <table:named-range table:name="外部資料_27" table:cell-range-address="11106.$A$1:11106.$N$23" table:base-cell-address="11106.$A$1"/>
          <table:named-range table:name="外部資料_28" table:cell-range-address="11106.$A$1:11106.$N$23" table:base-cell-address="11106.$A$1"/>
          <table:named-range table:name="外部資料_29" table:cell-range-address="11106.$A$1:11106.$N$23" table:base-cell-address="11106.$A$1"/>
          <table:named-range table:name="外部資料_3" table:cell-range-address="11106.$A$1:11106.$N$23" table:base-cell-address="11106.$A$1"/>
          <table:named-range table:name="外部資料_30" table:cell-range-address="11106.$A$1:11106.$N$23" table:base-cell-address="11106.$A$1"/>
          <table:named-range table:name="外部資料_31" table:cell-range-address="11106.$A$1:11106.$N$23" table:base-cell-address="11106.$A$1"/>
          <table:named-range table:name="外部資料_32" table:cell-range-address="11106.$A$1:11106.$N$23" table:base-cell-address="11106.$A$1"/>
          <table:named-range table:name="外部資料_33" table:cell-range-address="11106.$A$1:11106.$N$23" table:base-cell-address="11106.$A$1"/>
          <table:named-range table:name="外部資料_34" table:cell-range-address="11106.$A$1:11106.$N$23" table:base-cell-address="11106.$A$1"/>
          <table:named-range table:name="外部資料_35" table:cell-range-address="11106.$A$1:11106.$N$23" table:base-cell-address="11106.$A$1"/>
          <table:named-range table:name="外部資料_36" table:cell-range-address="11106.$A$1:11106.$N$23" table:base-cell-address="11106.$A$1"/>
          <table:named-range table:name="外部資料_37" table:cell-range-address="11106.$A$1:11106.$N$23" table:base-cell-address="11106.$A$1"/>
          <table:named-range table:name="外部資料_38" table:cell-range-address="11106.$A$1:11106.$N$23" table:base-cell-address="11106.$A$1"/>
          <table:named-range table:name="外部資料_39" table:cell-range-address="11106.$A$1:11106.$N$23" table:base-cell-address="11106.$A$1"/>
          <table:named-range table:name="外部資料_4" table:cell-range-address="11106.$A$1:11106.$N$23" table:base-cell-address="11106.$A$1"/>
          <table:named-range table:name="外部資料_40" table:cell-range-address="11106.$A$1:11106.$N$23" table:base-cell-address="11106.$A$1"/>
          <table:named-range table:name="外部資料_41" table:cell-range-address="11106.$A$1:11106.$N$23" table:base-cell-address="11106.$A$1"/>
          <table:named-range table:name="外部資料_42" table:cell-range-address="11106.$A$1:11106.$N$23" table:base-cell-address="11106.$A$1"/>
          <table:named-range table:name="外部資料_43" table:cell-range-address="11106.$A$1:11106.$N$23" table:base-cell-address="11106.$A$1"/>
          <table:named-range table:name="外部資料_44" table:cell-range-address="11106.$A$1:11106.$N$23" table:base-cell-address="11106.$A$1"/>
          <table:named-range table:name="外部資料_45" table:cell-range-address="11106.$A$1:11106.$N$23" table:base-cell-address="11106.$A$1"/>
          <table:named-range table:name="外部資料_46" table:cell-range-address="11106.$A$1:11106.$N$23" table:base-cell-address="11106.$A$1"/>
          <table:named-range table:name="外部資料_47" table:cell-range-address="11106.$A$1:11106.$N$23" table:base-cell-address="11106.$A$1"/>
          <table:named-range table:name="外部資料_48" table:cell-range-address="11106.$A$1:11106.$N$23" table:base-cell-address="11106.$A$1"/>
          <table:named-range table:name="外部資料_49" table:cell-range-address="11106.$A$1:11106.$N$23" table:base-cell-address="11106.$A$1"/>
          <table:named-range table:name="外部資料_5" table:cell-range-address="11106.$A$1:11106.$N$23" table:base-cell-address="11106.$A$1"/>
          <table:named-range table:name="外部資料_50" table:cell-range-address="11106.$A$1:11106.$N$23" table:base-cell-address="11106.$A$1"/>
          <table:named-range table:name="外部資料_51" table:cell-range-address="11106.$A$1:11106.$N$23" table:base-cell-address="11106.$A$1"/>
          <table:named-range table:name="外部資料_52" table:cell-range-address="11106.$A$1:11106.$N$23" table:base-cell-address="11106.$A$1"/>
          <table:named-range table:name="外部資料_53" table:cell-range-address="11106.$A$1:11106.$N$23" table:base-cell-address="11106.$A$1"/>
          <table:named-range table:name="外部資料_54" table:cell-range-address="11106.$A$1:11106.$N$23" table:base-cell-address="11106.$A$1"/>
          <table:named-range table:name="外部資料_55" table:cell-range-address="11106.$A$1:11106.$N$23" table:base-cell-address="11106.$A$1"/>
          <table:named-range table:name="外部資料_56" table:cell-range-address="11106.$A$1:11106.$N$23" table:base-cell-address="11106.$A$1"/>
          <table:named-range table:name="外部資料_57" table:cell-range-address="11106.$A$1:11106.$N$23" table:base-cell-address="11106.$A$1"/>
          <table:named-range table:name="外部資料_58" table:cell-range-address="11106.$A$1:11106.$N$23" table:base-cell-address="11106.$A$1"/>
          <table:named-range table:name="外部資料_59" table:cell-range-address="11106.$A$1:11106.$N$23" table:base-cell-address="11106.$A$1"/>
          <table:named-range table:name="外部資料_6" table:cell-range-address="11106.$A$1:11106.$N$23" table:base-cell-address="11106.$A$1"/>
          <table:named-range table:name="外部資料_60" table:cell-range-address="11106.$A$1:11106.$N$23" table:base-cell-address="11106.$A$1"/>
          <table:named-range table:name="外部資料_61" table:cell-range-address="11106.$A$1:11106.$N$23" table:base-cell-address="11106.$A$1"/>
          <table:named-range table:name="外部資料_62" table:cell-range-address="11106.$A$1:11106.$N$23" table:base-cell-address="11106.$A$1"/>
          <table:named-range table:name="外部資料_63" table:cell-range-address="11106.$A$1:11106.$N$23" table:base-cell-address="11106.$A$1"/>
          <table:named-range table:name="外部資料_64" table:cell-range-address="11106.$A$1:11106.$N$23" table:base-cell-address="11106.$A$1"/>
          <table:named-range table:name="外部資料_65" table:cell-range-address="11106.$A$1:11106.$N$23" table:base-cell-address="11106.$A$1"/>
          <table:named-range table:name="外部資料_66" table:cell-range-address="11106.$A$1:11106.$N$23" table:base-cell-address="11106.$A$1"/>
          <table:named-range table:name="外部資料_67" table:cell-range-address="11106.$A$1:11106.$N$23" table:base-cell-address="11106.$A$1"/>
          <table:named-range table:name="外部資料_68" table:cell-range-address="11106.$A$1:11106.$N$23" table:base-cell-address="11106.$A$1"/>
          <table:named-range table:name="外部資料_69" table:cell-range-address="11106.$A$1:11106.$N$23" table:base-cell-address="11106.$A$1"/>
          <table:named-range table:name="外部資料_7" table:cell-range-address="11106.$A$1:11106.$N$23" table:base-cell-address="11106.$A$1"/>
          <table:named-range table:name="外部資料_70" table:cell-range-address="11106.$A$1:11106.$N$23" table:base-cell-address="11106.$A$1"/>
          <table:named-range table:name="外部資料_71" table:cell-range-address="11106.$A$1:11106.$N$23" table:base-cell-address="11106.$A$1"/>
          <table:named-range table:name="外部資料_72" table:cell-range-address="11106.$A$1:11106.$N$23" table:base-cell-address="11106.$A$1"/>
          <table:named-range table:name="外部資料_73" table:cell-range-address="11106.$A$1:11106.$N$23" table:base-cell-address="11106.$A$1"/>
          <table:named-range table:name="外部資料_74" table:cell-range-address="11106.$A$1:11106.$N$23" table:base-cell-address="11106.$A$1"/>
          <table:named-range table:name="外部資料_75" table:cell-range-address="11106.$A$1:11106.$N$23" table:base-cell-address="11106.$A$1"/>
          <table:named-range table:name="外部資料_76" table:cell-range-address="11106.$A$1:11106.$N$23" table:base-cell-address="11106.$A$1"/>
          <table:named-range table:name="外部資料_77" table:cell-range-address="11106.$A$1:11106.$N$23" table:base-cell-address="11106.$A$1"/>
          <table:named-range table:name="外部資料_78" table:cell-range-address="11106.$A$1:11106.$N$23" table:base-cell-address="11106.$A$1"/>
          <table:named-range table:name="外部資料_79" table:cell-range-address="11106.$A$1:11106.$N$23" table:base-cell-address="11106.$A$1"/>
          <table:named-range table:name="外部資料_8" table:cell-range-address="11106.$A$1:11106.$N$23" table:base-cell-address="11106.$A$1"/>
          <table:named-range table:name="外部資料_80" table:cell-range-address="11106.$A$1:11106.$N$23" table:base-cell-address="11106.$A$1"/>
          <table:named-range table:name="外部資料_81" table:cell-range-address="11106.$A$1:11106.$N$23" table:base-cell-address="11106.$A$1"/>
          <table:named-range table:name="外部資料_82" table:cell-range-address="11106.$A$1:11106.$N$23" table:base-cell-address="11106.$A$1"/>
          <table:named-range table:name="外部資料_83" table:cell-range-address="11106.$A$1:11106.$N$23" table:base-cell-address="11106.$A$1"/>
          <table:named-range table:name="外部資料_84" table:cell-range-address="11106.$A$1:11106.$N$23" table:base-cell-address="11106.$A$1"/>
          <table:named-range table:name="外部資料_85" table:cell-range-address="11106.$A$1:11106.$N$23" table:base-cell-address="11106.$A$1"/>
          <table:named-range table:name="外部資料_9" table:cell-range-address="11106.$A$1:11106.$N$23" table:base-cell-address="111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7-27T02:39:53Z</meta:creation-date>
    <dc:date>2022-07-27T02:39:55Z</dc:date>
    <meta:print-date>2022-07-27T02:39:54Z</meta:print-date>
  </office:meta>
</office:document-meta>
</file>